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6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F3"/>
    </style:style>
    <style:style style:name="ce55" style:family="table-cell" style:parent-style-name="Default">
      <style:map style:condition="cell-content()=&quot;&quot;" style:apply-style-name="Cellule_20_invalide" style:base-cell-address="Ammo.G2"/>
    </style:style>
    <style:style style:name="ce61" style:family="table-cell" style:parent-style-name="Default">
      <style:map style:condition="cell-content()=&quot;&quot;" style:apply-style-name="Cellule_20_invalide" style:base-cell-address="Ammo.G3"/>
    </style:style>
    <style:style style:name="ce62" style:family="table-cell" style:parent-style-name="Default">
      <style:map style:condition="cell-content()=&quot;&quot;" style:apply-style-name="Cellule_20_invalide" style:base-cell-address="Ammo.G5"/>
    </style:style>
    <style:style style:name="ce64" style:family="table-cell" style:parent-style-name="Default">
      <style:map style:condition="cell-content()=&quot;&quot;" style:apply-style-name="Cellule_20_invalide" style:base-cell-address="Ammo.G6"/>
    </style:style>
    <style:style style:name="ce65" style:family="table-cell" style:parent-style-name="Default">
      <style:map style:condition="cell-content()=&quot;&quot;" style:apply-style-name="Cellule_20_invalide" style:base-cell-address="Ammo.G7"/>
    </style:style>
    <style:style style:name="ce67" style:family="table-cell" style:parent-style-name="Default">
      <style:map style:condition="cell-content()=&quot;&quot;" style:apply-style-name="Cellule_20_invalide" style:base-cell-address="Ammo.G8"/>
    </style:style>
    <style:style style:name="ce69" style:family="table-cell" style:parent-style-name="Default">
      <style:map style:condition="cell-content()=&quot;&quot;" style:apply-style-name="Cellule_20_invalide" style:base-cell-address="Ammo.G9"/>
    </style:style>
    <style:style style:name="ce70" style:family="table-cell" style:parent-style-name="Default">
      <style:map style:condition="cell-content()=&quot;&quot;" style:apply-style-name="Cellule_20_invalide" style:base-cell-address="Ammo.G10"/>
    </style:style>
    <style:style style:name="ce71" style:family="table-cell" style:parent-style-name="Default">
      <style:map style:condition="cell-content()=&quot;&quot;" style:apply-style-name="Cellule_20_invalide" style:base-cell-address="Ammo.G11"/>
    </style:style>
    <style:style style:name="ce78" style:family="table-cell" style:parent-style-name="Default">
      <style:map style:condition="cell-content()=&quot;&quot;" style:apply-style-name="Cellule_20_invalide" style:base-cell-address="Ammo.G12"/>
    </style:style>
    <style:style style:name="ce83" style:family="table-cell" style:parent-style-name="Default">
      <style:map style:condition="cell-content()=&quot;&quot;" style:apply-style-name="Cellule_20_invalide" style:base-cell-address="Ammo.G13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08" table:default-cell-style-name="ce4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6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5"/>
          <table:table-cell table:number-columns-repeated="8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string" calcext:value-type="string">
            <text:p>2D/Ammo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mmo.H2:Ammo.H3 Ammo.B9:Ammo.F13 Ammo.H12:Ammo.H13 Ammo.C2:Ammo.F2 Ammo.C3:Ammo.E3 Ammo.B5:Ammo.F5 Ammo.H5:Ammo.H5 Ammo.H9:Ammo.H11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F3:Ammo.F3">
            <calcext:condition calcext:apply-style-name="Cellule invalide" calcext:value="=&quot;&quot;" calcext:base-cell-address="Ammo.F3"/>
          </calcext:conditional-format>
          <calcext:conditional-format calcext:target-range-address="Ammo.B8:Ammo.F8 Ammo.H8:Ammo.H8">
            <calcext:condition calcext:apply-style-name="Cellule invalide" calcext:value="=&quot;&quot;" calcext:base-cell-address="Ammo.B8"/>
          </calcext:conditional-format>
          <calcext:conditional-format calcext:target-range-address="Ammo.B6:Ammo.F6 Ammo.H6:Ammo.H6">
            <calcext:condition calcext:apply-style-name="Cellule invalide" calcext:value="=&quot;&quot;" calcext:base-cell-address="Ammo.B6"/>
          </calcext:conditional-format>
          <calcext:conditional-format calcext:target-range-address="Ammo.B7:Ammo.F7 Ammo.H7:Ammo.H7">
            <calcext:condition calcext:apply-style-name="Cellule invalide" calcext:value="=&quot;&quot;" calcext:base-cell-address="Ammo.B7"/>
          </calcext:conditional-format>
          <calcext:conditional-format calcext:target-range-address="Ammo.G2:Ammo.G2">
            <calcext:condition calcext:apply-style-name="Cellule invalide" calcext:value="=&quot;&quot;" calcext:base-cell-address="Ammo.G2"/>
          </calcext:conditional-format>
          <calcext:conditional-format calcext:target-range-address="Ammo.G3:Ammo.G3">
            <calcext:condition calcext:apply-style-name="Cellule invalide" calcext:value="=&quot;&quot;" calcext:base-cell-address="Ammo.G3"/>
          </calcext:conditional-format>
          <calcext:conditional-format calcext:target-range-address="Ammo.G5:Ammo.G5">
            <calcext:condition calcext:apply-style-name="Cellule invalide" calcext:value="=&quot;&quot;" calcext:base-cell-address="Ammo.G5"/>
          </calcext:conditional-format>
          <calcext:conditional-format calcext:target-range-address="Ammo.G6:Ammo.G6">
            <calcext:condition calcext:apply-style-name="Cellule invalide" calcext:value="=&quot;&quot;" calcext:base-cell-address="Ammo.G6"/>
          </calcext:conditional-format>
          <calcext:conditional-format calcext:target-range-address="Ammo.G7:Ammo.G7">
            <calcext:condition calcext:apply-style-name="Cellule invalide" calcext:value="=&quot;&quot;" calcext:base-cell-address="Ammo.G7"/>
          </calcext:conditional-format>
          <calcext:conditional-format calcext:target-range-address="Ammo.G8:Ammo.G8">
            <calcext:condition calcext:apply-style-name="Cellule invalide" calcext:value="=&quot;&quot;" calcext:base-cell-address="Ammo.G8"/>
          </calcext:conditional-format>
          <calcext:conditional-format calcext:target-range-address="Ammo.G9:Ammo.G9">
            <calcext:condition calcext:apply-style-name="Cellule invalide" calcext:value="=&quot;&quot;" calcext:base-cell-address="Ammo.G9"/>
          </calcext:conditional-format>
          <calcext:conditional-format calcext:target-range-address="Ammo.G10:Ammo.G10">
            <calcext:condition calcext:apply-style-name="Cellule invalide" calcext:value="=&quot;&quot;" calcext:base-cell-address="Ammo.G10"/>
          </calcext:conditional-format>
          <calcext:conditional-format calcext:target-range-address="Ammo.G11:Ammo.G11">
            <calcext:condition calcext:apply-style-name="Cellule invalide" calcext:value="=&quot;&quot;" calcext:base-cell-address="Ammo.G11"/>
          </calcext:conditional-format>
          <calcext:conditional-format calcext:target-range-address="Ammo.G12:Ammo.G12">
            <calcext:condition calcext:apply-style-name="Cellule invalide" calcext:value="=&quot;&quot;" calcext:base-cell-address="Ammo.G12"/>
          </calcext:conditional-format>
          <calcext:conditional-format calcext:target-range-address="Ammo.G13:Ammo.G13">
            <calcext:condition calcext:apply-style-name="Cellule invalide" calcext:value="=&quot;&quot;" calcext:base-cell-address="Ammo.G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3:01:28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8T13:02:15.660000000</dc:date>
    <meta:editing-duration>PT1H45M50S</meta:editing-duration>
    <meta:editing-cycles>95</meta:editing-cycles>
    <meta:document-statistic meta:table-count="1" meta:cell-count="97" meta:object-count="0"/>
  </office:meta>
</office:document-meta>
</file>